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Tableau1" style:family="table">
      <style:table-properties style:width="6.9271in" fo:margin-left="0in" table:align="left"/>
    </style:style>
    <style:style style:name="Tableau1.A" style:family="table-column">
      <style:table-column-properties style:column-width="3.4896in"/>
    </style:style>
    <style:style style:name="Tableau1.B" style:family="table-column">
      <style:table-column-properties style:column-width="1.9479in"/>
    </style:style>
    <style:style style:name="Tableau1.C" style:family="table-column">
      <style:table-column-properties style:column-width="1.4896in"/>
    </style:style>
    <style:style style:name="Tableau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382in" fo:border="0.05pt solid #000000"/>
    </style:style>
    <style:style style:name="Tableau1.A2" style:family="table-cell">
      <style:table-cell-properties fo:padding="0.0382in" fo:border-left="0.05pt solid #000000" fo:border-right="none" fo:border-top="none" fo:border-bottom="0.05pt solid #000000"/>
    </style:style>
    <style:style style:name="Tableau1.C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 style:list-style-name="L1"/>
    <style:style style:name="P2" style:family="paragraph" style:parent-style-name="Standard" style:list-style-name="L2"/>
    <style:style style:name="P3" style:family="paragraph" style:parent-style-name="Standard" style:list-style-name="L3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Fiabilité des données</text:h>
      <text:h text:style-name="Heading_20_2" text:outline-level="2">Bases de données</text:h>
      <text:list xml:id="list1247147149" text:style-name="L3">
        <text:list-item>
          <text:p text:style-name="P3">cg58_20110425_b21</text:p>
        </text:list-item>
        <text:list-item>
          <text:p text:style-name="P3">cg66_20111110_b21</text:p>
        </text:list-item>
        <text:list-item>
          <text:p text:style-name="P3">cg93_20111109_b21</text:p>
        </text:list-item>
      </text:list>
      <text:h text:style-name="Heading_20_2" text:outline-level="2">Scénarios</text:h>
      <text:p text:style-name="Text_20_body"/>
      <text:h text:style-name="Heading_20_2" text:outline-level="2">Scénarios</text:h>
      <table:table table:name="Tableau1" table:style-name="Tableau1">
        <table:table-column table:style-name="Tableau1.A"/>
        <table:table-column table:style-name="Tableau1.B"/>
        <table:table-column table:style-name="Tableau1.C"/>
        <table:table-header-rows>
          <table:table-row>
            <table:table-cell table:style-name="Tableau1.A1" office:value-type="string">
              <text:p text:style-name="Table_20_Heading"/>
            </table:table-cell>
            <table:table-cell table:style-name="Tableau1.A1" office:value-type="string">
              <text:p text:style-name="Table_20_Heading">Détection</text:p>
            </table:table-cell>
            <table:table-cell table:style-name="Tableau1.C1" office:value-type="string">
              <text:p text:style-name="Table_20_Heading">Réparation</text:p>
            </table:table-cell>
          </table:table-row>
        </table:table-header-rows>
        <table:table-row>
          <table:table-cell table:style-name="Tableau1.A2" office:value-type="string">
            <text:p text:style-name="Text_20_body">Doublons de personnes au sein d'un même foyer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ext_20_body">Doublons d'allocataires au sein d'un même foyer ayant les droits ouverts</text:p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Table_20_Contents"/>
          </table:table-cell>
          <table:table-cell table:style-name="Tableau1.A2" office:value-type="string">
            <text:p text:style-name="Table_20_Contents"/>
          </table:table-cell>
          <table:table-cell table:style-name="Tableau1.C2" office:value-type="string">
            <text:p text:style-name="Table_20_Contents"/>
          </table:table-cell>
        </table:table-row>
      </table:table>
      <text:p text:style-name="Text_20_body"/>
      <text:h text:style-name="Heading_20_2" text:outline-level="2">/gestionsanos: Tableau de vérification des contraintes</text:h>
      <text:list xml:id="list1433883954" text:style-name="L1">
        <text:list-item>
          <text:p text:style-name="P1">Adressefoyer.adressesfoyers_foyer_id_rgadr_idx</text:p>
        </text:list-item>
        <text:list-item>
          <text:p text:style-name="P1">Adressefoyer.adressesfoyers_actuelle_rsa_idx</text:p>
        </text:list-item>
        <text:list-item>
          <text:p text:style-name="P1">Adressefoyer.adressesfoyers_adresse_id_idx</text:p>
        </text:list-item>
        <text:list-item>
          <text:p text:style-name="P1">Adressefoyer.adressesfoyers_rgadr_correct_chk</text:p>
        </text:list-item>
        <text:list-item>
          <text:p text:style-name="P1">Dossier.dossiers_numdemrsa_idx</text:p>
        </text:list-item>
        <text:list-item>
          <text:p text:style-name="P1">Foyer.foyers_dossier_id_idx</text:p>
        </text:list-item>
        <text:list-item>
          <text:p text:style-name="P1">Personne.personnes_nir_correct_chk</text:p>
        </text:list-item>
        <text:list-item>
          <text:p text:style-name="P1">Personne.personnes_nom_correct_chk</text:p>
        </text:list-item>
        <text:list-item>
          <text:p text:style-name="P1">Personne.personnes_prenom_correct_chk</text:p>
        </text:list-item>
        <text:list-item>
          <text:p text:style-name="P1">Personne.personnes_nomnai_correct_chk</text:p>
        </text:list-item>
        <text:list-item>
          <text:p text:style-name="P1">Personne.personnes_prenom2_correct_chk</text:p>
        </text:list-item>
        <text:list-item>
          <text:p text:style-name="P1">Personne.personnes_prenom3_correct_chk</text:p>
        </text:list-item>
        <text:list-item>
          <text:p text:style-name="P1">Personne.personnes_unique_par_foyer_idx</text:p>
        </text:list-item>
        <text:list-item>
          <text:p text:style-name="P1"><text:soft-page-break/>Prestation.prestations_allocataire_rsa_idx</text:p>
        </text:list-item>
        <text:list-item>
          <text:p text:style-name="P1">Prestation.prestations_personne_id_natprest_idx</text:p>
        </text:list-item>
      </text:list>
      <text:h text:style-name="Heading_20_2" text:outline-level="2">/gestionsanomaliesbdds: Dossiers possédant des personnes en doublons</text:h>
      <text:p text:style-name="Text_20_body">@TODO : catégories (etatdosrsa, rolepers)</text:p>
      <text:p text:style-name="Text_20_body">@SEE :gestionanos.ods (FIXME : pour l'instant, une seule méthode, non détaillée</text:p>
      <text:p text:style-name="Text_20_body">Total : SELECT COUNT(*) FROM dossiers;</text:p>
      <text:h text:style-name="Heading_20_2" text:outline-level="2">cake/console/cake gestionanomaliesbdd</text:h>
      <text:list xml:id="list2141473092" text:style-name="L2">
        <text:list-item>
          <text:p text:style-name="P2">adressesSansAdressesfoyers</text:p>
        </text:list-item>
        <text:list-item>
          <text:p text:style-name="P2">prestationsMemeNatureEtMemeRole</text:p>
        </text:list-item>
        <text:list-item>
          <text:p text:style-name="P2">allocatairesSansCalculsdroitsrsa</text:p>
        </text:list-item>
        <text:list-item>
          <text:p text:style-name="P2">allocatairesPrestationPfaSansPrestationRsa</text:p>
        </text:list-item>
        <text:list-item>
          <text:p text:style-name="P2">adressesPourPlusieursAdressesfoyers</text:p>
        </text:list-item>
        <text:list-item>
          <text:p text:style-name="P2">adressesfoyersEnDoublon</text:p>
        </text:list-item>
        <text:list-item>
          <text:p text:style-name="P2">foyersSansPersonne</text:p>
        </text:list-item>
        <text:list-item>
          <text:p text:style-name="P2">personnesAvecCaracteresInattendus</text:p>
        </text:list-item>
        <text:list-item>
          <text:p text:style-name="P2">orientsstructsNonOrienteesNonAllocataires</text:p>
        </text:list-item>
        <text:list-item>
          <text:p text:style-name="P2">nonAllocatairesAvecEntreesDansTablesMetiers</text:p>
        </text:list-item>
        <text:list-item>
          <text:p text:style-name="P2">plusieursFoyersPourUnDossier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fr" fo:country="FR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Default" style:family="paragraph" style:parent-style-name="Text_20_body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1-12-07T10:52:55</meta:creation-date>
    <meta:generator>LibreOffice/3.4$Linux LibreOffice_project/340m1$Build-103</meta:generator>
    <dc:date>2011-12-07T11:59:11</dc:date>
    <meta:editing-duration>PT1H5M53S</meta:editing-duration>
    <meta:editing-cycles>25</meta:editing-cycles>
    <meta:document-statistic meta:table-count="1" meta:image-count="0" meta:object-count="0" meta:page-count="2" meta:paragraph-count="0" meta:word-count="124" meta:character-count="1520" meta:non-whitespace-character-count="1468"/>
  </office:meta>
</office:document-meta>
</file>